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66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t</text:p>
          </table:table-cell>
          <table:table-cell office:value-type="string">
            <text:p>D</text:p>
          </table:table-cell>
          <table:table-cell/>
          <table:table-cell table:style-name="ce2" office:value-type="string">
            <text:p>NS0</text:p>
          </table:table-cell>
          <table:table-cell table:style-name="ce2" office:value-type="string">
            <text:p>NS1</text:p>
          </table:table-cell>
          <table:table-cell table:style-name="ce2" office:value-type="string">
            <text:p>NS2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3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(~S0)*S1*S2*D</text:p>
          </table:table-cell>
          <table:table-cell office:value-type="string">
            <text:p>(~S0)*(S1xorS2+S1*S2*(~D))</text:p>
          </table:table-cell>
          <table:table-cell office:value-type="string">
            <text:p>(~S0)*S1*((~S2)+(~D))+(~S0)*(~S2)St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1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50S</meta:editing-duration>
    <meta:editing-cycles>3</meta:editing-cycles>
    <meta:generator>OpenOffice/4.1.2$Win32 OpenOffice.org_project/412m3$Build-9782</meta:generator>
    <dc:date>2015-12-28T11:37:53.93</dc:date>
    <dc:creator>Ivan Folbort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